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13.9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объект исследования</text:p>
          </table:table-cell>
          <table:table-cell table:style-name="ce1" office:value-type="string" calcext:value-type="string">
            <text:p>внешняя характеристика</text:p>
          </table:table-cell>
          <table:table-cell table:style-name="ce1" office:value-type="string" calcext:value-type="string">
            <text:p>диаметр, мм</text:p>
          </table:table-cell>
          <table:table-cell table:style-name="ce1" office:value-type="string" calcext:value-type="string">
            <text:p>материал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нить №1</text:p>
          </table:table-cell>
          <table:table-cell table:style-name="ce1" office:value-type="string" calcext:value-type="string">
            <text:p>белая (б)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лапс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нить №2</text:p>
          </table:table-cell>
          <table:table-cell table:style-name="ce1" office:value-type="string" calcext:value-type="string">
            <text:p>черная (ч)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лапсан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5"/>
          <table:table-cell table:style-name="ce1" office:value-type="string" calcext:value-type="string">
            <text:p>1 фунт = <text:s/>... кг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float" office:value="0.453592" calcext:value-type="float">
            <text:p>0.4535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2.43" calcext:value-type="float">
            <text:p>12.43</text:p>
          </table:table-cell>
          <table:table-cell table:style-name="ce2" table:formula="of:=[.F6]*[.E8]" office:value-type="float" office:value="5.63814856" calcext:value-type="float">
            <text:p>5.6381485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- рвется у крючка</text:p>
          </table:table-cell>
          <table:table-cell table:style-name="ce1" office:value-type="float" office:value="23.9" calcext:value-type="float">
            <text:p>23.9</text:p>
          </table:table-cell>
          <table:table-cell table:style-name="ce2" table:formula="of:=[.E9]*0.453592" office:value-type="float" office:value="10.8408488" calcext:value-type="float">
            <text:p>10.8408488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5.5" calcext:value-type="float">
            <text:p>25.5</text:p>
          </table:table-cell>
          <table:table-cell table:style-name="ce2" table:formula="of:=[.$F6]*[.E10]" office:value-type="float" office:value="11.566596" calcext:value-type="float">
            <text:p>11.56659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3.4" calcext:value-type="float">
            <text:p>23.4</text:p>
          </table:table-cell>
          <table:table-cell table:style-name="ce2" table:formula="of:=[.F6]*[.E11]" office:value-type="float" office:value="10.6140528" calcext:value-type="float">
            <text:p>10.614052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2.6" calcext:value-type="float">
            <text:p>22.6</text:p>
          </table:table-cell>
          <table:table-cell table:style-name="ce2" table:formula="of:=[.$F$6]*[.E12]" office:value-type="float" office:value="10.2511792" calcext:value-type="float">
            <text:p>10.251179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5.2" calcext:value-type="float">
            <text:p>25.2</text:p>
          </table:table-cell>
          <table:table-cell table:style-name="ce2" table:formula="of:=[.$F$6]*[.E13]" office:value-type="float" office:value="11.4305184" calcext:value-type="float">
            <text:p>11.430518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3.8" calcext:value-type="float">
            <text:p>23.8</text:p>
          </table:table-cell>
          <table:table-cell table:style-name="ce2" table:formula="of:=[.$F$6]*[.E14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5.6" calcext:value-type="float">
            <text:p>25.6</text:p>
          </table:table-cell>
          <table:table-cell table:style-name="ce2" table:formula="of:=[.$F$6]*[.E15]" office:value-type="float" office:value="11.6119552" calcext:value-type="float">
            <text:p>11.611955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3.8" calcext:value-type="float">
            <text:p>23.8</text:p>
          </table:table-cell>
          <table:table-cell table:style-name="ce2" table:formula="of:=[.$F$6]*[.E16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3.7" calcext:value-type="float">
            <text:p>23.7</text:p>
          </table:table-cell>
          <table:table-cell table:style-name="ce2" table:formula="of:=[.$F$6]*[.E17]" office:value-type="float" office:value="10.7501304" calcext:value-type="float">
            <text:p>10.750130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3.3" calcext:value-type="float">
            <text:p>23.3</text:p>
          </table:table-cell>
          <table:table-cell table:style-name="ce2" table:formula="of:=[.$F$6]*[.E18]" office:value-type="float" office:value="10.5686936" calcext:value-type="float">
            <text:p>10.56869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простой рандомный узел</text:p>
          </table:table-cell>
          <table:table-cell table:style-name="ce2" table:formula="of:=[.B7]" office:value-type="string" office:string-value="нить" calcext:value-type="string">
            <text:p>нить</text:p>
          </table:table-cell>
          <table:table-cell table:style-name="ce2" table:formula="of:=[.C7]" office:value-type="string" office:string-value="количество узлов" calcext:value-type="string">
            <text:p>количество узлов</text:p>
          </table:table-cell>
          <table:table-cell table:style-name="ce2" table:formula="of:=[.D7]" office:value-type="string" office:string-value="разрыв" calcext:value-type="string">
            <text:p>разрыв</text:p>
          </table:table-cell>
          <table:table-cell table:style-name="ce2" table:formula="of:=[.E7]" office:value-type="string" office:string-value="динамометр" calcext:value-type="string">
            <text:p>динамометр</text:p>
          </table:table-cell>
          <table:table-cell table:number-columns-repeated="1019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float" office:value="20.5" calcext:value-type="float">
            <text:p>20.5</text:p>
          </table:table-cell>
          <table:table-cell table:style-name="ce2" table:formula="of:=[.E21]*[.$F$6]" office:value-type="float" office:value="9.298636" calcext:value-type="float">
            <text:p>9.29863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6.5" calcext:value-type="float">
            <text:p>16.5</text:p>
          </table:table-cell>
          <table:table-cell table:style-name="ce2" table:formula="of:=[.E22]*[.$F$6]" office:value-type="float" office:value="7.484268" calcext:value-type="float">
            <text:p>7.484268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8.3" calcext:value-type="float">
            <text:p>18.3</text:p>
          </table:table-cell>
          <table:table-cell table:style-name="ce2" table:formula="of:=[.E23]*[.$F$6]" office:value-type="float" office:value="8.3007336" calcext:value-type="float">
            <text:p>8.300733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8.9" calcext:value-type="float">
            <text:p>18.9</text:p>
          </table:table-cell>
          <table:table-cell table:style-name="ce2" table:formula="of:=[.E24]*[.$F$6]" office:value-type="float" office:value="8.5728888" calcext:value-type="float">
            <text:p>8.572888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7.3" calcext:value-type="float">
            <text:p>17.3</text:p>
          </table:table-cell>
          <table:table-cell table:style-name="ce2" table:formula="of:=[.E25]*[.$F$6]" office:value-type="float" office:value="7.8471416" calcext:value-type="float">
            <text:p>7.847141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6.6" calcext:value-type="float">
            <text:p>16.6</text:p>
          </table:table-cell>
          <table:table-cell table:style-name="ce2" table:formula="of:=[.E26]*[.$F$6]" office:value-type="float" office:value="7.5296272" calcext:value-type="float">
            <text:p>7.529627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4.9" calcext:value-type="float">
            <text:p>14.9</text:p>
          </table:table-cell>
          <table:table-cell table:style-name="ce2" table:formula="of:=[.E27]*[.$F$6]" office:value-type="float" office:value="6.7585208" calcext:value-type="float">
            <text:p>6.758520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3.4" calcext:value-type="float">
            <text:p>13.4</text:p>
          </table:table-cell>
          <table:table-cell table:style-name="ce2" table:formula="of:=[.E28]*[.$F$6]" office:value-type="float" office:value="6.0781328" calcext:value-type="float">
            <text:p>6.078132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4.04" calcext:value-type="float">
            <text:p>14.04</text:p>
          </table:table-cell>
          <table:table-cell table:style-name="ce2" table:formula="of:=[.E29]*[.$F$6]" office:value-type="float" office:value="6.36843168" calcext:value-type="float">
            <text:p>6.3684316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7.4" calcext:value-type="float">
            <text:p>17.4</text:p>
          </table:table-cell>
          <table:table-cell table:style-name="ce2" table:formula="of:=[.E30]*[.$F$6]" office:value-type="float" office:value="7.8925008" calcext:value-type="float">
            <text:p>7.892500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узел, 20 см от фиксатора</text:p>
          </table:table-cell>
          <table:table-cell table:number-columns-repeated="1023"/>
        </table:table-row>
        <table:table-row table:style-name="ro1">
          <table:table-cell table:style-name="ce2" table:formula="of:=[.A7]" office:value-type="string" office:string-value="номер эксперимента" calcext:value-type="string">
            <text:p>номер эксперимента</text:p>
          </table:table-cell>
          <table:table-cell table:style-name="ce2" table:formula="of:=[.B48]" office:value-type="string" office:string-value="нить" calcext:value-type="string">
            <text:p>нить</text:p>
          </table:table-cell>
          <table:table-cell table:style-name="ce2" table:formula="of:=[.C48]" office:value-type="string" office:string-value="количество узлов" calcext:value-type="string">
            <text:p>количество узлов</text:p>
          </table:table-cell>
          <table:table-cell table:style-name="ce2" table:formula="of:=[.D20]" office:value-type="string" office:string-value="разрыв" calcext:value-type="string">
            <text:p>разрыв</text:p>
          </table:table-cell>
          <table:table-cell table:style-name="ce2" table:formula="of:=[.E20]" office:value-type="string" office:string-value="динамометр" calcext:value-type="string">
            <text:p>динамометр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8.9" calcext:value-type="float">
            <text:p>18.9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8.85" calcext:value-type="float">
            <text:p>18.85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5.3" calcext:value-type="float">
            <text:p>15.3</text:p>
          </table:table-cell>
          <table:table-cell table:number-columns-repeated="2"/>
          <table:table-cell table:style-name="ce3" office:value-type="string" calcext:value-type="string">
            <text:p>длина нити до катушки не влияет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7.1" calcext:value-type="float">
            <text:p>17.1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от динам. 20 см</text:p>
          </table:table-cell>
          <table:table-cell table:number-columns-repeated="1023"/>
        </table:table-row>
        <table:table-row table:style-name="ro1">
          <table:table-cell table:style-name="ce2" table:formula="of:=[.A34]" office:value-type="string" office:string-value="номер эксперимента" calcext:value-type="string">
            <text:p>номер эксперимента</text:p>
          </table:table-cell>
          <table:table-cell table:style-name="ce2" table:formula="of:=[.B7]" office:value-type="string" office:string-value="нить" calcext:value-type="string">
            <text:p>нить</text:p>
          </table:table-cell>
          <table:table-cell table:style-name="ce2" table:formula="of:=[.C7]" office:value-type="string" office:string-value="количество узлов" calcext:value-type="string">
            <text:p>количество узлов</text:p>
          </table:table-cell>
          <table:table-cell table:style-name="ce2" table:formula="of:=[.D34]" office:value-type="string" office:string-value="разрыв" calcext:value-type="string">
            <text:p>разрыв</text:p>
          </table:table-cell>
          <table:table-cell table:style-name="ce2" table:formula="of:=[.E34]" office:value-type="string" office:string-value="динамометр" calcext:value-type="string">
            <text:p>динамометр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0.05" calcext:value-type="float">
            <text:p>20.05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9.08" calcext:value-type="float">
            <text:p>19.08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16.73" calcext:value-type="float">
            <text:p>16.73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черная</text:p>
          </table:table-cell>
          <table:table-cell table:number-columns-repeated="1022"/>
        </table:table-row>
        <table:table-row table:style-name="ro1">
          <table:table-cell table:style-name="ce2" table:formula="of:=[.A48]" office:value-type="string" office:string-value="номер эксперимента" calcext:value-type="string">
            <text:p>номер эксперимента</text:p>
          </table:table-cell>
          <table:table-cell table:style-name="ce2" table:formula="of:=[.B48]" office:value-type="string" office:string-value="нить" calcext:value-type="string">
            <text:p>нить</text:p>
          </table:table-cell>
          <table:table-cell table:style-name="ce2" table:formula="of:=[.C48]" office:value-type="string" office:string-value="количество узлов" calcext:value-type="string">
            <text:p>количество узлов</text:p>
          </table:table-cell>
          <table:table-cell table:style-name="ce2" table:formula="of:=[.D48]" office:value-type="string" office:string-value="разрыв" calcext:value-type="string">
            <text:p>разрыв</text:p>
          </table:table-cell>
          <table:table-cell table:style-name="ce2" table:formula="of:=[.E48]" office:value-type="string" office:string-value="динамометр" calcext:value-type="string">
            <text:p>динамометр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22.9" calcext:value-type="float">
            <text:p>22.9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table:formula="of:=[.A62]" office:value-type="string" office:string-value="номер эксперимента" calcext:value-type="string">
            <text:p>номер эксперимента</text:p>
          </table:table-cell>
          <table:table-cell table:style-name="ce2" table:formula="of:=[.B62]" office:value-type="string" office:string-value="нить" calcext:value-type="string">
            <text:p>нить</text:p>
          </table:table-cell>
          <table:table-cell table:style-name="ce2" table:formula="of:=[.C62]" office:value-type="string" office:string-value="количество узлов" calcext:value-type="string">
            <text:p>количество узлов</text:p>
          </table:table-cell>
          <table:table-cell table:style-name="ce2" table:formula="of:=[.D62]" office:value-type="string" office:string-value="разрыв" calcext:value-type="string">
            <text:p>разрыв</text:p>
          </table:table-cell>
          <table:table-cell table:style-name="ce1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8.3" calcext:value-type="float">
            <text:p>18.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" meta:object-count="0"/>
    <meta:generator>LibreOfficeDev/6.0.5.2$Linux_X86_64 LibreOffice_project/</meta:generator>
  </office:meta>
</office:document-meta>
</file>